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czar1" svg:font-family="Ecza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rsid="00086dcd" officeooo:paragraph-rsid="00086dc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style:text-underline-style="none" fo:font-weight="normal" officeooo:rsid="00086dcd" officeooo:paragraph-rsid="00086dcd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09c106" officeooo:paragraph-rsid="0009c106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09c106" officeooo:paragraph-rsid="0009c106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acd1a" officeooo:paragraph-rsid="000acd1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fa2544" officeooo:paragraph-rsid="00fa254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fd7ba5" officeooo:paragraph-rsid="00fd7ba5" style:font-size-asian="12pt" style:font-weight-asian="normal" style:font-size-complex="12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0fb25fc"/>
    </style:style>
    <style:style style:name="T4" style:family="text">
      <style:text-properties officeooo:rsid="00fcf7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lture et histoire des peuples d’Europe de l’Est</text:p>
      <text:p text:style-name="P2"/>
      <text:p text:style-name="P2"/>
      <text:p text:style-name="P3">Objectif du cours :<text:span text:style-name="T1"> </text:span><text:span text:style-name="T2">Réfléchir sur l’héritage européen commun dans la construction de l’identité culturelle ; définir la continuité historique européenne et les origines des divergences culturelles.</text:span></text:p>
      <text:p text:style-name="P4"/>
      <text:p text:style-name="P5"/>
      <text:p text:style-name="P6">« Qu’est-ce que communiquer ?Transmettre une information à travers l’espace. <text:line-break/>Qu’est-ce que <text:span text:style-name="T3">transmettre ? Transmettre une information à travers le temps. »</text:span></text:p>
      <text:p text:style-name="P6"><text:tab/><text:tab/><text:tab/><text:tab/><text:tab/><text:tab/><text:tab/><text:tab/><text:tab/>- <text:span text:style-name="T4">Régis Debré</text:span></text:p>
      <text:p text:style-name="P6"/>
      <text:p text:style-name="P6"/>
      <text:p text:style-name="P7">Afin de parler d’Europe actuelle on va parcourir son histoire d’après la deuxième guerre mondiale.</text:p>
      <text:p text:style-name="P7">Trois étapes :</text:p>
      <text:p text:style-name="P7">- Fin de la 2ème guerre mondiale</text:p>
      <text:p text:style-name="P7">- Fin de la guerre froide, chute du communisme</text:p>
      <text:p text:style-name="P7">- L’Europe élargie : 2004 à nos jou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czar1" svg:font-family="Ecza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3:58:13.854836612</meta:creation-date>
    <dc:date>2018-11-14T13:50:50.814610539</dc:date>
    <meta:editing-duration>PT3H59M39S</meta:editing-duration>
    <meta:editing-cycles>231</meta:editing-cycles>
    <meta:generator>LibreOffice/6.1.3.2$Linux_X86_64 LibreOffice_project/10$Build-2</meta:generator>
    <meta:document-statistic meta:table-count="0" meta:image-count="0" meta:object-count="0" meta:page-count="1" meta:paragraph-count="9" meta:word-count="102" meta:character-count="650" meta:non-whitespace-character-count="547"/>
  </office:meta>
</office:document-meta>
</file>